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D97A4FCF0CC4844B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6.06cm" svg:x="2.286cm" svg:y="2.413cm">
          <draw:image xlink:href="Pictures/10000000000004B2000003D97A4FCF0CC4844B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8-02T14:24:39.981894491</dc:date>
    <meta:editing-duration>P1DT11H25M25S</meta:editing-duration>
    <meta:editing-cycles>68</meta:editing-cycles>
    <meta:generator>LibreOffice/6.0.7.3$Linux_X86_64 LibreOffice_project/00m0$Build-3</meta:generator>
    <meta:document-statistic meta:object-count="1"/>
  </office:meta>
</office:document-meta>
</file>